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nd" table:style-name="ta1">
        <table:shapes>
          <draw:frame draw:z-index="0" draw:style-name="gr1" draw:text-style-name="P1" svg:width="21.064cm" svg:height="12.806cm" svg:x="9.671cm" svg:y="1.536cm">
            <draw:object draw:notify-on-update-of-ranges="Poland.A2:Poland.A60 Poland.C2:Poland.C60 Poland.A2:Poland.A60 Poland.D2:Poland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7.16667863154312" calcext:value-type="float">
            <text:p>7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9.32235558168336" calcext:value-type="float">
            <text:p>9</text:p>
          </table:table-cell>
          <table:table-cell office:value-type="float" office:value="0.26387924614513" calcext:value-type="float">
            <text:p>0,26387924614513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2.1231390448023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5.7598049730179" calcext:value-type="float">
            <text:p>1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0.477981240004" calcext:value-type="float">
            <text:p>2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26.5928457188114" calcext:value-type="float">
            <text:p>2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4.5070256954927" calcext:value-type="float">
            <text:p>3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44.7318748318129" calcext:value-type="float">
            <text:p>4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57.9118864552633" calcext:value-type="float">
            <text:p>5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74.8512177558687" calcext:value-type="float">
            <text:p>7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96.5399597743695" calcext:value-type="float">
            <text:p>9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24.175676049456" calcext:value-type="float">
            <text:p>1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59.172677245751" calcext:value-type="float">
            <text:p>1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3.147549525261" calcext:value-type="float">
            <text:p>2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7.86520967829" calcext:value-type="float">
            <text:p>25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5.12685220549" calcext:value-type="float">
            <text:p>32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6.582710071595" calcext:value-type="float">
            <text:p>4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503.463086063347" calcext:value-type="float">
            <text:p>5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16.244859187418" calcext:value-type="float">
            <text:p>61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44.307473646357" calcext:value-type="float">
            <text:p>744</text:p>
          </table:table-cell>
          <table:table-cell table:style-name="ce5" table:formula="of:=[.D21]-[.D20]" office:value-type="float" office:value="128.062614458939" calcext:value-type="float">
            <text:p>128,0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85.672087765995" calcext:value-type="float">
            <text:p>886</text:p>
          </table:table-cell>
          <table:table-cell table:style-name="ce5" table:formula="of:=[.D22]-[.D21]" office:value-type="float" office:value="141.364614119638" calcext:value-type="float">
            <text:p>141,3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36.93749067989" calcext:value-type="float">
            <text:p>1 037</text:p>
          </table:table-cell>
          <table:table-cell table:style-name="ce5" table:formula="of:=[.D23]-[.D22]" office:value-type="float" office:value="151.265402913897" calcext:value-type="float">
            <text:p>151,2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193.5" calcext:value-type="float">
            <text:p>1 194</text:p>
          </table:table-cell>
          <table:table-cell table:style-name="ce5" table:formula="of:=[.D24]-[.D23]" office:value-type="float" office:value="156.562509320108" calcext:value-type="float">
            <text:p>156,5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/(1+EXP(-k*([.B25]-x0)))" office:value-type="float" office:value="1350.06250932011" calcext:value-type="float">
            <text:p>1 350</text:p>
          </table:table-cell>
          <table:table-cell table:style-name="ce5" table:formula="of:=[.D25]-[.D24]" office:value-type="float" office:value="156.562509320108" calcext:value-type="float">
            <text:p>156,5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L/(1+EXP(-k*([.B26]-x0)))" office:value-type="float" office:value="1501.32791223401" calcext:value-type="float">
            <text:p>1 501</text:p>
          </table:table-cell>
          <table:table-cell table:style-name="ce5" table:formula="of:=[.D26]-[.D25]" office:value-type="float" office:value="151.265402913898" calcext:value-type="float">
            <text:p>151,2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642.69252635364" calcext:value-type="float">
            <text:p>1 643</text:p>
          </table:table-cell>
          <table:table-cell table:style-name="ce5" table:formula="of:=[.D27]-[.D26]" office:value-type="float" office:value="141.364614119638" calcext:value-type="float">
            <text:p>141,3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770.75514081258" calcext:value-type="float">
            <text:p>1 771</text:p>
          </table:table-cell>
          <table:table-cell table:style-name="ce5" table:formula="of:=[.D28]-[.D27]" office:value-type="float" office:value="128.062614458939" calcext:value-type="float">
            <text:p>128,0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1883.53691393665" calcext:value-type="float">
            <text:p>1 884</text:p>
          </table:table-cell>
          <table:table-cell table:style-name="ce5" table:formula="of:=[.D29]-[.D28]" office:value-type="float" office:value="112.781773124071" calcext:value-type="float">
            <text:p>112,7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1980.41728992841" calcext:value-type="float">
            <text:p>1 980</text:p>
          </table:table-cell>
          <table:table-cell table:style-name="ce5" table:formula="of:=[.D30]-[.D29]" office:value-type="float" office:value="96.8803759917519" calcext:value-type="float">
            <text:p>96,8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061.87314779451" calcext:value-type="float">
            <text:p>2 062</text:p>
          </table:table-cell>
          <table:table-cell table:style-name="ce5" table:formula="of:=[.D31]-[.D30]" office:value-type="float" office:value="81.4558578661045" calcext:value-type="float">
            <text:p>81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129.13479032171" calcext:value-type="float">
            <text:p>2 129</text:p>
          </table:table-cell>
          <table:table-cell table:style-name="ce5" table:formula="of:=[.D32]-[.D31]" office:value-type="float" office:value="67.2616425272004" calcext:value-type="float">
            <text:p>67,2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183.85245047474" calcext:value-type="float">
            <text:p>2 184</text:p>
          </table:table-cell>
          <table:table-cell table:style-name="ce5" table:formula="of:=[.D33]-[.D32]" office:value-type="float" office:value="54.7176601530286" calcext:value-type="float">
            <text:p>54,7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227.82732275425" calcext:value-type="float">
            <text:p>2 228</text:p>
          </table:table-cell>
          <table:table-cell table:style-name="ce5" table:formula="of:=[.D34]-[.D33]" office:value-type="float" office:value="43.9748722795107" calcext:value-type="float">
            <text:p>43,9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262.82432395054" calcext:value-type="float">
            <text:p>2 263</text:p>
          </table:table-cell>
          <table:table-cell table:style-name="ce5" table:formula="of:=[.D35]-[.D34]" office:value-type="float" office:value="34.9970011962946" calcext:value-type="float">
            <text:p>35,0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290.46004022563" calcext:value-type="float">
            <text:p>2 290</text:p>
          </table:table-cell>
          <table:table-cell table:style-name="ce5" table:formula="of:=[.D36]-[.D35]" office:value-type="float" office:value="27.6357162750865" calcext:value-type="float">
            <text:p>27,6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312.14878224413" calcext:value-type="float">
            <text:p>2 312</text:p>
          </table:table-cell>
          <table:table-cell table:style-name="ce5" table:formula="of:=[.D37]-[.D36]" office:value-type="float" office:value="21.6887420185008" calcext:value-type="float">
            <text:p>21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329.08811354474" calcext:value-type="float">
            <text:p>2 329</text:p>
          </table:table-cell>
          <table:table-cell table:style-name="ce5" table:formula="of:=[.D38]-[.D37]" office:value-type="float" office:value="16.9393313006053" calcext:value-type="float">
            <text:p>16,9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342.26812516819" calcext:value-type="float">
            <text:p>2 342</text:p>
          </table:table-cell>
          <table:table-cell table:style-name="ce5" table:formula="of:=[.D39]-[.D38]" office:value-type="float" office:value="13.1800116234504" calcext:value-type="float">
            <text:p>13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352.49297430451" calcext:value-type="float">
            <text:p>2 352</text:p>
          </table:table-cell>
          <table:table-cell table:style-name="ce5" table:formula="of:=[.D40]-[.D39]" office:value-type="float" office:value="10.2248491363202" calcext:value-type="float">
            <text:p>10,2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2360.40715428119" calcext:value-type="float">
            <text:p>2 360</text:p>
          </table:table-cell>
          <table:table-cell table:style-name="ce5" table:formula="of:=[.D41]-[.D40]" office:value-type="float" office:value="7.91417997668168" calcext:value-type="float">
            <text:p>7,9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2366.52201876" calcext:value-type="float">
            <text:p>2 367</text:p>
          </table:table-cell>
          <table:table-cell table:style-name="ce5" table:formula="of:=[.D42]-[.D41]" office:value-type="float" office:value="6.11486447880679" calcext:value-type="float">
            <text:p>6,1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2371.24019502698" calcext:value-type="float">
            <text:p>2 371</text:p>
          </table:table-cell>
          <table:table-cell table:style-name="ce5" table:formula="of:=[.D43]-[.D42]" office:value-type="float" office:value="4.71817626698612" calcext:value-type="float">
            <text:p>4,72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2374.8768609552" calcext:value-type="float">
            <text:p>2 375</text:p>
          </table:table-cell>
          <table:table-cell table:style-name="ce5" table:formula="of:=[.D44]-[.D43]" office:value-type="float" office:value="3.63666592821573" calcext:value-type="float">
            <text:p>3,6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2377.67764441832" calcext:value-type="float">
            <text:p>2 378</text:p>
          </table:table-cell>
          <table:table-cell table:style-name="ce5" table:formula="of:=[.D45]-[.D44]" office:value-type="float" office:value="2.80078346311893" calcext:value-type="float">
            <text:p>2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2379.83332136846" calcext:value-type="float">
            <text:p>2 380</text:p>
          </table:table-cell>
          <table:table-cell table:style-name="ce5" table:formula="of:=[.D46]-[.D45]" office:value-type="float" office:value="2.15567695014033" calcext:value-type="float">
            <text:p>2,1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2381.4916800615" calcext:value-type="float">
            <text:p>2 3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2382.76697960187" calcext:value-type="float">
            <text:p>2 38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2383.74742197035" calcext:value-type="float">
            <text:p>2 38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2384.50101471492" calcext:value-type="float">
            <text:p>2 38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2385.08014749714" calcext:value-type="float">
            <text:p>2 38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2385.52515090501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2385.86705578482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2386.12972794794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2386.33151685436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2386.4865272846" calcext:value-type="float">
            <text:p>2 38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2386.60559924373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2386.6970624687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2386.76731704792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2386.82128002971" calcext:value-type="float">
            <text:p>2 387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Poland.$D$3" table:cell-range-address="$Poland.$E$3"/>
          <table:named-range table:name="L" table:base-cell-address="$Poland.$D$2" table:cell-range-address="$Poland.$E$2"/>
          <table:named-range table:name="x0" table:base-cell-address="$Poland.$D$4" table:cell-range-address="$Poland.$E$4"/>
        </table:named-expressions>
      </table:table>
      <table:table table:name="Lombardia" table:style-name="ta1">
        <table:shapes>
          <draw:frame draw:z-index="0" draw:style-name="gr1" draw:text-style-name="P1" svg:width="21.064cm" svg:height="12.806cm" svg:x="9.671cm" svg:y="1.536cm">
            <draw:object draw:notify-on-update-of-ranges="Lombardia.A2:Lombardia.A60 Lombardia.C2:Lombardia.C60 Lombardia.A2:Lombardia.A60 Lombardia.D2:Lombardia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1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9.17071567789658" calcext:value-type="float">
            <text:p>9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1.7056376387694" calcext:value-type="float">
            <text:p>12</text:p>
          </table:table-cell>
          <table:table-cell office:value-type="float" office:value="0.24488322973827" calcext:value-type="float">
            <text:p>0,24488322973827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9378323026953" calcext:value-type="float">
            <text:p>15</text:p>
          </table:table-cell>
          <table:table-cell office:value-type="float" office:value="23.73" calcext:value-type="float">
            <text:p>23,73</text:p>
          </table:table-cell>
          <table:table-cell office:value-type="string" calcext:value-type="string">
            <text:p>x0</text:p>
          </table:table-cell>
          <table:table-cell table:number-columns-repeated="9"/>
          <table:table-cell table:style-name="ce3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9.0569523080334" calcext:value-type="float">
            <text:p>1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4.3028934347277" calcext:value-type="float">
            <text:p>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978268447673" calcext:value-type="float">
            <text:p>3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4634540189843" calcext:value-type="float">
            <text:p>3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2344044865593" calcext:value-type="float">
            <text:p>5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L/(1+EXP(-k*([.B10]-x0)))" office:value-type="float" office:value="63.8831933880816" calcext:value-type="float">
            <text:p>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L/(1+EXP(-k*([.B11]-x0)))" office:value-type="float" office:value="81.1408072431658" calcext:value-type="float">
            <text:p>8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L/(1+EXP(-k*([.B12]-x0)))" office:value-type="float" office:value="102.900971505991" calcext:value-type="float">
            <text:p>103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formula="of:=L/(1+EXP(-k*([.B13]-x0)))" office:value-type="float" office:value="130.24260711934" calcext:value-type="float">
            <text:p>13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table:formula="of:=L/(1+EXP(-k*([.B14]-x0)))" office:value-type="float" office:value="164.446766265495" calcext:value-type="float">
            <text:p>1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table:formula="of:=L/(1+EXP(-k*([.B15]-x0)))" office:value-type="float" office:value="207.001502100597" calcext:value-type="float">
            <text:p>20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69" calcext:value-type="float">
            <text:p>269</text:p>
          </table:table-cell>
          <table:table-cell table:formula="of:=L/(1+EXP(-k*([.B16]-x0)))" office:value-type="float" office:value="259.585189293431" calcext:value-type="float">
            <text:p>26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table:formula="of:=L/(1+EXP(-k*([.B17]-x0)))" office:value-type="float" office:value="324.015808126864" calcext:value-type="float">
            <text:p>32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07" calcext:value-type="float">
            <text:p>407</text:p>
          </table:table-cell>
          <table:table-cell table:formula="of:=L/(1+EXP(-k*([.B18]-x0)))" office:value-type="float" office:value="402.15176528937" calcext:value-type="float">
            <text:p>40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table:formula="of:=L/(1+EXP(-k*([.B19]-x0)))" office:value-type="float" office:value="495.730970983041" calcext:value-type="float">
            <text:p>49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14" calcext:value-type="float">
            <text:p>614</text:p>
          </table:table-cell>
          <table:table-cell table:formula="of:=L/(1+EXP(-k*([.B20]-x0)))" office:value-type="float" office:value="606.14195644625" calcext:value-type="float">
            <text:p>60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28" calcext:value-type="float">
            <text:p>728</text:p>
          </table:table-cell>
          <table:table-cell table:formula="of:=L/(1+EXP(-k*([.B21]-x0)))" office:value-type="float" office:value="734.136556877888" calcext:value-type="float">
            <text:p>734</text:p>
          </table:table-cell>
          <table:table-cell table:style-name="ce5" table:formula="of:=[.D21]-[.D20]" office:value-type="float" office:value="127.994600431638" calcext:value-type="float">
            <text:p>127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 table:formula="of:=L/(1+EXP(-k*([.B22]-x0)))" office:value-type="float" office:value="879.518651149969" calcext:value-type="float">
            <text:p>880</text:p>
          </table:table-cell>
          <table:table-cell table:style-name="ce5" table:formula="of:=[.D22]-[.D21]" office:value-type="float" office:value="145.38209427208" calcext:value-type="float">
            <text:p>145,3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table:formula="of:=L/(1+EXP(-k*([.B23]-x0)))" office:value-type="float" office:value="1040.87286932431" calcext:value-type="float">
            <text:p>1 041</text:p>
          </table:table-cell>
          <table:table-cell table:style-name="ce5" table:formula="of:=[.D23]-[.D22]" office:value-type="float" office:value="161.354218174339" calcext:value-type="float">
            <text:p>161,3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table:formula="of:=L/(1+EXP(-k*([.B24]-x0)))" office:value-type="float" office:value="1215.41882621612" calcext:value-type="float">
            <text:p>1 215</text:p>
          </table:table-cell>
          <table:table-cell table:style-name="ce5" table:formula="of:=[.D24]-[.D23]" office:value-type="float" office:value="174.545956891811" calcext:value-type="float">
            <text:p>174,5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office:value-type="float" office:value="1366" calcext:value-type="float">
            <text:p>1366</text:p>
          </table:table-cell>
          <table:table-cell table:formula="of:=L/(1+EXP(-k*([.B25]-x0)))" office:value-type="float" office:value="1399.07311786772" calcext:value-type="float">
            <text:p>1 399</text:p>
          </table:table-cell>
          <table:table-cell table:style-name="ce5" table:formula="of:=[.D25]-[.D24]" office:value-type="float" office:value="183.654291651605" calcext:value-type="float">
            <text:p>183,6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 office:value-type="float" office:value="1613" calcext:value-type="float">
            <text:p>1613</text:p>
          </table:table-cell>
          <table:table-cell table:formula="of:=L/(1+EXP(-k*([.B26]-x0)))" office:value-type="float" office:value="1586.76049559579" calcext:value-type="float">
            <text:p>1 587</text:p>
          </table:table-cell>
          <table:table-cell table:style-name="ce5" table:formula="of:=[.D26]-[.D25]" office:value-type="float" office:value="187.687377728066" calcext:value-type="float">
            <text:p>187,6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772.94258069841" calcext:value-type="float">
            <text:p>1 773</text:p>
          </table:table-cell>
          <table:table-cell table:style-name="ce5" table:formula="of:=[.D27]-[.D26]" office:value-type="float" office:value="186.182085102616" calcext:value-type="float">
            <text:p>186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952.25556758012" calcext:value-type="float">
            <text:p>1 952</text:p>
          </table:table-cell>
          <table:table-cell table:style-name="ce5" table:formula="of:=[.D28]-[.D27]" office:value-type="float" office:value="179.312986881717" calcext:value-type="float">
            <text:p>179,3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2120.10631459638" calcext:value-type="float">
            <text:p>2 120</text:p>
          </table:table-cell>
          <table:table-cell table:style-name="ce5" table:formula="of:=[.D29]-[.D28]" office:value-type="float" office:value="167.850747016261" calcext:value-type="float">
            <text:p>16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2273.09252494245" calcext:value-type="float">
            <text:p>2 273</text:p>
          </table:table-cell>
          <table:table-cell table:style-name="ce5" table:formula="of:=[.D30]-[.D29]" office:value-type="float" office:value="152.986210346066" calcext:value-type="float">
            <text:p>152,9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409.17810852223" calcext:value-type="float">
            <text:p>2 409</text:p>
          </table:table-cell>
          <table:table-cell table:style-name="ce5" table:formula="of:=[.D31]-[.D30]" office:value-type="float" office:value="136.085583579786" calcext:value-type="float">
            <text:p>136,09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527.634313041" calcext:value-type="float">
            <text:p>2 528</text:p>
          </table:table-cell>
          <table:table-cell table:style-name="ce5" table:formula="of:=[.D32]-[.D31]" office:value-type="float" office:value="118.456204518768" calcext:value-type="float">
            <text:p>118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628.81496852234" calcext:value-type="float">
            <text:p>2 629</text:p>
          </table:table-cell>
          <table:table-cell table:style-name="ce5" table:formula="of:=[.D33]-[.D32]" office:value-type="float" office:value="101.180655481342" calcext:value-type="float">
            <text:p>101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713.85399703139" calcext:value-type="float">
            <text:p>2 714</text:p>
          </table:table-cell>
          <table:table-cell table:style-name="ce5" table:formula="of:=[.D34]-[.D33]" office:value-type="float" office:value="85.0390285090439" calcext:value-type="float">
            <text:p>85,04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784.36102052958" calcext:value-type="float">
            <text:p>2 784</text:p>
          </table:table-cell>
          <table:table-cell table:style-name="ce5" table:formula="of:=[.D35]-[.D34]" office:value-type="float" office:value="70.5070234981931" calcext:value-type="float">
            <text:p>70,5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842.16310003734" calcext:value-type="float">
            <text:p>2 842</text:p>
          </table:table-cell>
          <table:table-cell table:style-name="ce5" table:formula="of:=[.D36]-[.D35]" office:value-type="float" office:value="57.8020795077623" calcext:value-type="float">
            <text:p>57,80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889.1125977536" calcext:value-type="float">
            <text:p>2 889</text:p>
          </table:table-cell>
          <table:table-cell table:style-name="ce5" table:formula="of:=[.D37]-[.D36]" office:value-type="float" office:value="46.9494977162535" calcext:value-type="float">
            <text:p>46,9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926.96099147101" calcext:value-type="float">
            <text:p>2 927</text:p>
          </table:table-cell>
          <table:table-cell table:style-name="ce5" table:formula="of:=[.D38]-[.D37]" office:value-type="float" office:value="37.8483937174174" calcext:value-type="float">
            <text:p>37,85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957.28768935536" calcext:value-type="float">
            <text:p>2 957</text:p>
          </table:table-cell>
          <table:table-cell table:style-name="ce5" table:formula="of:=[.D39]-[.D38]" office:value-type="float" office:value="30.3266978843485" calcext:value-type="float">
            <text:p>30,33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981.46940511779" calcext:value-type="float">
            <text:p>2 981</text:p>
          </table:table-cell>
          <table:table-cell table:style-name="ce5" table:formula="of:=[.D40]-[.D39]" office:value-type="float" office:value="24.1817157624241" calcext:value-type="float">
            <text:p>24,18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3000.67648204379" calcext:value-type="float">
            <text:p>3 001</text:p>
          </table:table-cell>
          <table:table-cell table:style-name="ce5" table:formula="of:=[.D41]-[.D40]" office:value-type="float" office:value="19.2070769259994" calcext:value-type="float">
            <text:p>19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3015.88525924633" calcext:value-type="float">
            <text:p>3 016</text:p>
          </table:table-cell>
          <table:table-cell table:style-name="ce5" table:formula="of:=[.D42]-[.D41]" office:value-type="float" office:value="15.2087772025484" calcext:value-type="float">
            <text:p>15,2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3027.89863386241" calcext:value-type="float">
            <text:p>3 028</text:p>
          </table:table-cell>
          <table:table-cell table:style-name="ce5" table:formula="of:=[.D43]-[.D42]" office:value-type="float" office:value="12.0133746160723" calcext:value-type="float">
            <text:p>12,01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3037.36964655469" calcext:value-type="float">
            <text:p>3 037</text:p>
          </table:table-cell>
          <table:table-cell table:style-name="ce5" table:formula="of:=[.D44]-[.D43]" office:value-type="float" office:value="9.47101269228142" calcext:value-type="float">
            <text:p>9,47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3044.82496129051" calcext:value-type="float">
            <text:p>3 045</text:p>
          </table:table-cell>
          <table:table-cell table:style-name="ce5" table:formula="of:=[.D45]-[.D44]" office:value-type="float" office:value="7.45531473582378" calcext:value-type="float">
            <text:p>7,4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3050.68653842229" calcext:value-type="float">
            <text:p>3 051</text:p>
          </table:table-cell>
          <table:table-cell table:style-name="ce5" table:formula="of:=[.D46]-[.D45]" office:value-type="float" office:value="5.86157713178272" calcext:value-type="float">
            <text:p>5,86</text:p>
          </table:table-cell>
          <table:table-cell table:number-columns-repeated="10"/>
          <table:table-cell table:style-name="ce3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3055.29072866039" calcext:value-type="float">
            <text:p>3 055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3058.90457904241" calcext:value-type="float">
            <text:p>3 05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3061.73945735678" calcext:value-type="float">
            <text:p>3 062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3063.9622577661" calcext:value-type="float">
            <text:p>3 064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3065.70451025826" calcext:value-type="float">
            <text:p>3 066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3067.06972162748" calcext:value-type="float">
            <text:p>3 067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3068.13925227788" calcext:value-type="float">
            <text:p>3 068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3068.97699716179" calcext:value-type="float">
            <text:p>3 069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3069.63309975041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3070.14688997513" calcext:value-type="float">
            <text:p>3 070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3070.5492029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3070.8642054189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3071.11083320784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3071.30392008376" calcext:value-type="float">
            <text:p>3 071</text:p>
          </table:table-cell>
          <table:table-cell table:number-columns-repeated="11"/>
          <table:table-cell table:style-name="ce3"/>
        </table:table-row>
        <table:table-row table:style-name="ro1" table:number-rows-repeated="1048515">
          <table:table-cell table:number-columns-repeated="16"/>
        </table:table-row>
        <table:table-row table:style-name="ro1">
          <table:table-cell table:number-columns-repeated="16"/>
        </table:table-row>
        <table:named-expressions>
          <table:named-range table:name="k" table:base-cell-address="$Lombardia.$D$3" table:cell-range-address="$Lombardia.$E$3"/>
          <table:named-range table:name="L" table:base-cell-address="$Lombardia.$D$2" table:cell-range-address="$Lombardia.$E$2"/>
          <table:named-range table:name="x0" table:base-cell-address="$Lombardia.$D$4" table:cell-range-address="$Lombardia.$E$4"/>
        </table:named-expressions>
      </table:table>
      <table:named-expressions>
        <table:named-expression table:name="k" table:base-cell-address="$Poland.$D$3" table:expression="#REF!"/>
        <table:named-expression table:name="L" table:base-cell-address="$Poland.$D$2" table:expression="#REF!"/>
        <table:named-expression table:name="x0" table:base-cell-address="$Poland.$D$4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 style:data-style-name="N2" text:time-value="23:21:09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3-28T23:30:35.496000000</dc:date>
    <meta:editing-duration>PT6H51M5S</meta:editing-duration>
    <meta:editing-cycles>94</meta:editing-cycles>
    <meta:generator>LibreOffice/6.4.2.2$Windows_X86_64 LibreOffice_project/4e471d8c02c9c90f512f7f9ead8875b57fcb1ec3</meta:generator>
    <meta:document-statistic meta:table-count="2" meta:cell-count="47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Lombardia.A2:Lombardia.A60 Lombardia.C2:Lombardia.D60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5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Lombardia.C2:Lombardia.C60" chart:class="chart:scatter">
            <chart:domain table:cell-range-address="Lombardia.A2:Lombardia.A60"/>
            <chart:data-point chart:repeated="59"/>
          </chart:series>
          <chart:series chart:style-name="ch12" chart:values-cell-range-address="Lombardia.D2:Lombardia.D60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Lombardia.A2:Lombardia.A60</svg:desc>
                </draw:g>
              </table:table-cell>
              <table:table-cell office:value-type="float" office:value="1">
                <text:p>1</text:p>
                <draw:g>
                  <svg:desc>Lombardia.C2:Lombardia.C60</svg:desc>
                </draw:g>
              </table:table-cell>
              <table:table-cell office:value-type="float" office:value="9.17071567789658">
                <text:p>9.17071567789658</text:p>
                <draw:g>
                  <svg:desc>Lombardia.D2:Lombardia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1.7056376387694">
                <text:p>11.70563763876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9378323026953">
                <text:p>14.937832302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9.0569523080334">
                <text:p>19.056952308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4.3028934347277">
                <text:p>24.3028934347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978268447673">
                <text:p>30.978268447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4634540189843">
                <text:p>39.46345401898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2344044865593">
                <text:p>50.2344044865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63.8831933880816">
                <text:p>63.8831933880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81.1408072431658">
                <text:p>81.1408072431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102.900971505991">
                <text:p>102.900971505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30.24260711934">
                <text:p>130.24260711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64.446766265495">
                <text:p>164.4467662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7.001502100597">
                <text:p>207.001502100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9.585189293431">
                <text:p>259.5851892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4.015808126864">
                <text:p>324.015808126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2.15176528937">
                <text:p>402.15176528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495.730970983041">
                <text:p>495.73097098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06.14195644625">
                <text:p>606.14195644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34.136556877888">
                <text:p>734.136556877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79.518651149969">
                <text:p>879.518651149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40.87286932431">
                <text:p>1040.87286932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215.41882621612">
                <text:p>1215.41882621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1366">
                <text:p>1366</text:p>
              </table:table-cell>
              <table:table-cell office:value-type="float" office:value="1399.07311786772">
                <text:p>1399.073117867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1613">
                <text:p>1613</text:p>
              </table:table-cell>
              <table:table-cell office:value-type="float" office:value="1586.76049559579">
                <text:p>1586.7604955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772.94258069841">
                <text:p>1772.94258069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952.25556758012">
                <text:p>1952.25556758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2120.10631459638">
                <text:p>2120.106314596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2273.09252494245">
                <text:p>2273.09252494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409.17810852223">
                <text:p>2409.17810852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527.634313041">
                <text:p>2527.63431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628.81496852234">
                <text:p>2628.81496852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713.85399703139">
                <text:p>2713.85399703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784.36102052958">
                <text:p>2784.36102052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842.16310003734">
                <text:p>2842.163100037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889.1125977536">
                <text:p>2889.1125977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926.96099147101">
                <text:p>2926.96099147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957.28768935536">
                <text:p>2957.28768935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981.46940511779">
                <text:p>2981.46940511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3000.67648204379">
                <text:p>3000.6764820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3015.88525924633">
                <text:p>3015.885259246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3027.89863386241">
                <text:p>3027.89863386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3037.36964655469">
                <text:p>3037.3696465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3044.82496129051">
                <text:p>3044.82496129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3050.68653842229">
                <text:p>3050.68653842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3055.29072866039">
                <text:p>3055.29072866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3058.90457904241">
                <text:p>3058.9045790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3061.73945735678">
                <text:p>3061.73945735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3063.9622577661">
                <text:p>3063.96225776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3065.70451025826">
                <text:p>3065.70451025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3067.06972162748">
                <text:p>3067.06972162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3068.13925227788">
                <text:p>3068.13925227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3068.97699716179">
                <text:p>3068.976997161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3069.63309975041">
                <text:p>3069.63309975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3070.14688997513">
                <text:p>3070.146889975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3070.54920290784">
                <text:p>3070.5492029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3070.8642054189">
                <text:p>3070.86420541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3071.11083320784">
                <text:p>3071.1108332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3071.30392008376">
                <text:p>3071.3039200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4cm" svg:y="6.771cm" style:legend-expansion="custom" chartooo:width="3.539cm" chartooo:height="1.945cm" style:legend-expansion-aspect-ratio="1.81953727506427" chart:style-name="ch3"/>
        <chart:plot-area chart:style-name="ch4" table:cell-range-address="Poland.A2:Poland.A60 Poland.C2:Poland.D60" chart:data-source-has-labels="row" svg:x="-0.029cm" svg:y="0.273cm" svg:width="20.5cm" svg:height="12.173cm">
          <chartooo:coordinate-region svg:x="0.392cm" svg:y="0.468cm" svg:width="19.891cm" svg:height="10.758cm"/>
          <chart:axis chart:dimension="x" chart:name="primary-x" chart:style-name="ch5">
            <chart:title svg:x="0.525cm" svg:y="11.784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501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Poland.C2:Poland.C60" loext:label-string="observed" chart:class="chart:scatter">
            <chart:domain table:cell-range-address="Poland.A2:Poland.A60"/>
            <chart:data-point chart:repeated="59"/>
          </chart:series>
          <chart:series chart:style-name="ch12" chart:values-cell-range-address="Poland.D2:Poland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Poland.A2:Poland.A60</svg:desc>
                </draw:g>
              </table:table-cell>
              <table:table-cell office:value-type="float" office:value="1">
                <text:p>1</text:p>
                <draw:g>
                  <svg:desc>Poland.C2:Poland.C60</svg:desc>
                </draw:g>
              </table:table-cell>
              <table:table-cell office:value-type="float" office:value="7.16667863154312">
                <text:p>7.16667863154312</text:p>
                <draw:g>
                  <svg:desc>Poland.D2:Poland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9.32235558168336">
                <text:p>9.32235558168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2.1231390448023">
                <text:p>12.1231390448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5.7598049730179">
                <text:p>15.7598049730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0.477981240004">
                <text:p>20.47798124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26.5928457188114">
                <text:p>26.5928457188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4.5070256954927">
                <text:p>34.507025695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44.7318748318129">
                <text:p>44.7318748318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0">
                <text:p>50</text:p>
              </table:table-cell>
              <table:table-cell office:value-type="float" office:value="57.9118864552633">
                <text:p>57.9118864552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6">
                <text:p>66</text:p>
              </table:table-cell>
              <table:table-cell office:value-type="float" office:value="74.8512177558687">
                <text:p>74.851217755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88">
                <text:p>88</text:p>
              </table:table-cell>
              <table:table-cell office:value-type="float" office:value="96.5399597743695">
                <text:p>96.5399597743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09">
                <text:p>109</text:p>
              </table:table-cell>
              <table:table-cell office:value-type="float" office:value="124.175676049456">
                <text:p>124.175676049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60">
                <text:p>160</text:p>
              </table:table-cell>
              <table:table-cell office:value-type="float" office:value="159.172677245751">
                <text:p>159.172677245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20">
                <text:p>220</text:p>
              </table:table-cell>
              <table:table-cell office:value-type="float" office:value="203.147549525261">
                <text:p>203.147549525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69">
                <text:p>269</text:p>
              </table:table-cell>
              <table:table-cell office:value-type="float" office:value="257.86520967829">
                <text:p>257.86520967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37">
                <text:p>337</text:p>
              </table:table-cell>
              <table:table-cell office:value-type="float" office:value="325.12685220549">
                <text:p>325.126852205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07">
                <text:p>407</text:p>
              </table:table-cell>
              <table:table-cell office:value-type="float" office:value="406.582710071595">
                <text:p>406.582710071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18">
                <text:p>518</text:p>
              </table:table-cell>
              <table:table-cell office:value-type="float" office:value="503.463086063347">
                <text:p>503.463086063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14">
                <text:p>614</text:p>
              </table:table-cell>
              <table:table-cell office:value-type="float" office:value="616.244859187418">
                <text:p>616.244859187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28">
                <text:p>728</text:p>
              </table:table-cell>
              <table:table-cell office:value-type="float" office:value="744.307473646357">
                <text:p>744.307473646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890">
                <text:p>890</text:p>
              </table:table-cell>
              <table:table-cell office:value-type="float" office:value="885.672087765995">
                <text:p>885.672087765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30">
                <text:p>1030</text:p>
              </table:table-cell>
              <table:table-cell office:value-type="float" office:value="1036.93749067989">
                <text:p>1036.93749067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1198">
                <text:p>1198</text:p>
              </table:table-cell>
              <table:table-cell office:value-type="float" office:value="1193.5">
                <text:p>1193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1350.06250932011">
                <text:p>1350.06250932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1501.32791223401">
                <text:p>1501.32791223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642.69252635364">
                <text:p>1642.69252635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770.75514081258">
                <text:p>1770.75514081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1883.53691393665">
                <text:p>1883.53691393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980.41728992841">
                <text:p>1980.41728992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061.87314779451">
                <text:p>2061.873147794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129.13479032171">
                <text:p>2129.13479032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183.85245047474">
                <text:p>2183.852450474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27.82732275425">
                <text:p>2227.82732275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262.82432395054">
                <text:p>2262.824323950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290.46004022563">
                <text:p>2290.46004022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312.14878224413">
                <text:p>2312.14878224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329.08811354474">
                <text:p>2329.08811354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342.26812516819">
                <text:p>2342.26812516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352.49297430451">
                <text:p>2352.4929743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2360.40715428119">
                <text:p>2360.40715428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2366.52201876">
                <text:p>2366.52201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2371.24019502698">
                <text:p>2371.24019502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2374.8768609552">
                <text:p>2374.87686095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2377.67764441832">
                <text:p>2377.67764441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2379.83332136846">
                <text:p>2379.83332136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2381.4916800615">
                <text:p>2381.4916800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2382.76697960187">
                <text:p>2382.76697960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2383.74742197035">
                <text:p>2383.747421970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2384.50101471492">
                <text:p>2384.50101471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2385.08014749714">
                <text:p>2385.08014749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2385.52515090501">
                <text:p>2385.525150905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2385.86705578482">
                <text:p>2385.867055784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2386.12972794794">
                <text:p>2386.12972794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2386.33151685436">
                <text:p>2386.33151685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2386.4865272846">
                <text:p>2386.4865272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2386.60559924373">
                <text:p>2386.605599243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2386.6970624687">
                <text:p>2386.69706246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2386.76731704792">
                <text:p>2386.767317047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2386.82128002971">
                <text:p>2386.821280029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